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color="#00aaad" fo:font-weight="normal" officeooo:paragraph-rsid="000c9ea7" style:font-weight-asian="normal" style:font-weight-complex="normal"/>
    </style:style>
    <style:style style:name="P2" style:family="paragraph" style:parent-style-name="Standard">
      <style:text-properties fo:color="#00aaad" fo:font-weight="normal" officeooo:paragraph-rsid="000cc24b" style:font-weight-asian="normal" style:font-weight-complex="normal"/>
    </style:style>
    <style:style style:name="P3" style:family="paragraph" style:parent-style-name="Standard">
      <style:text-properties fo:color="#00aaad" fo:font-weight="normal" officeooo:paragraph-rsid="000e2ff9" style:font-weight-asian="normal" style:font-weight-complex="normal"/>
    </style:style>
    <style:style style:name="P4" style:family="paragraph" style:parent-style-name="Standard">
      <style:text-properties fo:color="#00aaad" fo:font-weight="normal" officeooo:paragraph-rsid="000fc6fd" style:font-weight-asian="normal" style:font-weight-complex="normal"/>
    </style:style>
    <style:style style:name="P5" style:family="paragraph" style:parent-style-name="Standard">
      <style:text-properties fo:color="#00aaad" fo:font-weight="normal" officeooo:paragraph-rsid="0010a9db" style:font-weight-asian="normal" style:font-weight-complex="normal"/>
    </style:style>
    <style:style style:name="P6" style:family="paragraph" style:parent-style-name="Standard">
      <style:text-properties fo:color="#00aaad" fo:font-weight="normal" officeooo:rsid="000c9ea7" officeooo:paragraph-rsid="0010a9db" style:font-weight-asian="normal" style:font-weight-complex="normal"/>
    </style:style>
    <style:style style:name="P7" style:family="paragraph" style:parent-style-name="Standard">
      <style:text-properties fo:color="#00aaad" fo:font-weight="normal" officeooo:paragraph-rsid="0011f772" style:font-weight-asian="normal" style:font-weight-complex="normal"/>
    </style:style>
    <style:style style:name="P8" style:family="paragraph" style:parent-style-name="Standard">
      <style:text-properties fo:color="#00aaad" fo:font-weight="normal" officeooo:paragraph-rsid="001182e7" style:font-weight-asian="normal" style:font-weight-complex="normal"/>
    </style:style>
    <style:style style:name="P9" style:family="paragraph" style:parent-style-name="Standard">
      <style:text-properties fo:color="#00aaad" fo:font-weight="normal" officeooo:paragraph-rsid="0012f1ad" style:font-weight-asian="normal" style:font-weight-complex="normal"/>
    </style:style>
    <style:style style:name="P10" style:family="paragraph" style:parent-style-name="Standard">
      <style:text-properties fo:color="#00aaad" fo:font-weight="normal" officeooo:paragraph-rsid="00148e0c" style:font-weight-asian="normal" style:font-weight-complex="normal"/>
    </style:style>
    <style:style style:name="P11" style:family="paragraph" style:parent-style-name="Standard">
      <style:text-properties fo:color="#00aaad" fo:font-weight="normal" officeooo:paragraph-rsid="0015930f" style:font-weight-asian="normal" style:font-weight-complex="normal"/>
    </style:style>
    <style:style style:name="P12" style:family="paragraph" style:parent-style-name="Standard">
      <style:text-properties fo:color="#00aaad" fo:font-weight="normal" officeooo:paragraph-rsid="0016fec0" style:font-weight-asian="normal" style:font-weight-complex="normal"/>
    </style:style>
    <style:style style:name="P13" style:family="paragraph" style:parent-style-name="Standard">
      <style:text-properties fo:color="#00aaad" fo:font-weight="normal" officeooo:paragraph-rsid="0018c1d3" style:font-weight-asian="normal" style:font-weight-complex="normal"/>
    </style:style>
    <style:style style:name="P14" style:family="paragraph" style:parent-style-name="Standard">
      <style:text-properties fo:color="#00aaad" fo:font-weight="normal" officeooo:paragraph-rsid="001c6968" style:font-weight-asian="normal" style:font-weight-complex="normal"/>
    </style:style>
    <style:style style:name="P15" style:family="paragraph" style:parent-style-name="Standard">
      <style:text-properties fo:color="#00aaad" fo:font-weight="normal" officeooo:paragraph-rsid="001e7377" style:font-weight-asian="normal" style:font-weight-complex="normal"/>
    </style:style>
    <style:style style:name="P16" style:family="paragraph" style:parent-style-name="Standard">
      <style:text-properties fo:color="#00aaad" fo:font-weight="normal" officeooo:paragraph-rsid="001f3f9b" style:font-weight-asian="normal" style:font-weight-complex="normal"/>
    </style:style>
    <style:style style:name="P17" style:family="paragraph" style:parent-style-name="Standard">
      <style:text-properties fo:font-weight="normal" officeooo:rsid="000c9ea7" officeooo:paragraph-rsid="000c9ea7" style:font-weight-asian="normal" style:font-weight-complex="normal"/>
    </style:style>
    <style:style style:name="P18" style:family="paragraph" style:parent-style-name="Standard">
      <style:text-properties fo:font-weight="normal" officeooo:rsid="000c9ea7" officeooo:paragraph-rsid="0010a9db" style:font-weight-asian="normal" style:font-weight-complex="normal"/>
    </style:style>
    <style:style style:name="P19" style:family="paragraph" style:parent-style-name="Standard">
      <style:text-properties fo:font-weight="normal" officeooo:paragraph-rsid="000fc6fd" style:font-weight-asian="normal" style:font-weight-complex="normal"/>
    </style:style>
    <style:style style:name="P20" style:family="paragraph" style:parent-style-name="Standard">
      <style:text-properties fo:color="#000000" fo:font-weight="bold" officeooo:paragraph-rsid="000cc24b" style:font-weight-asian="bold" style:font-weight-complex="bold"/>
    </style:style>
    <style:style style:name="P21" style:family="paragraph" style:parent-style-name="Standard">
      <style:text-properties fo:color="#000000" fo:font-weight="bold" officeooo:rsid="0010a9db" officeooo:paragraph-rsid="0010a9db" style:font-weight-asian="bold" style:font-weight-complex="bold"/>
    </style:style>
    <style:style style:name="P22" style:family="paragraph" style:parent-style-name="Standard">
      <style:text-properties fo:color="#000000" fo:font-weight="normal" officeooo:rsid="000c9ea7" officeooo:paragraph-rsid="0010a9db" style:font-weight-asian="normal" style:font-weight-complex="normal"/>
    </style:style>
    <style:style style:name="P23" style:family="paragraph" style:parent-style-name="Standard">
      <style:text-properties fo:color="#000000" fo:font-weight="normal" officeooo:paragraph-rsid="000cc24b" style:font-weight-asian="normal" style:font-weight-complex="normal"/>
    </style:style>
    <style:style style:name="P24" style:family="paragraph" style:parent-style-name="Standard">
      <style:text-properties fo:color="#000000" fo:font-weight="normal" officeooo:paragraph-rsid="000e2ff9" style:font-weight-asian="normal" style:font-weight-complex="normal"/>
    </style:style>
    <style:style style:name="P25" style:family="paragraph" style:parent-style-name="Standard">
      <style:text-properties fo:color="#000000" fo:font-weight="normal" officeooo:paragraph-rsid="000fc6fd" style:font-weight-asian="normal" style:font-weight-complex="normal"/>
    </style:style>
    <style:style style:name="P26" style:family="paragraph" style:parent-style-name="Standard">
      <style:text-properties fo:color="#000000" fo:font-weight="normal" officeooo:paragraph-rsid="0010a9db" style:font-weight-asian="normal" style:font-weight-complex="normal"/>
    </style:style>
    <style:style style:name="P27" style:family="paragraph" style:parent-style-name="Standard">
      <style:text-properties fo:color="#000000" fo:font-weight="normal" officeooo:paragraph-rsid="001182e7" style:font-weight-asian="normal" style:font-weight-complex="normal"/>
    </style:style>
    <style:style style:name="P28" style:family="paragraph" style:parent-style-name="Standard">
      <style:text-properties fo:color="#000000" fo:font-weight="normal" officeooo:paragraph-rsid="0011f772" style:font-weight-asian="normal" style:font-weight-complex="normal"/>
    </style:style>
    <style:style style:name="P29" style:family="paragraph" style:parent-style-name="Standard">
      <style:text-properties fo:color="#000000" fo:font-weight="normal" officeooo:paragraph-rsid="00148e0c" style:font-weight-asian="normal" style:font-weight-complex="normal"/>
    </style:style>
    <style:style style:name="P30" style:family="paragraph" style:parent-style-name="Standard">
      <style:text-properties fo:color="#000000" fo:font-weight="normal" officeooo:paragraph-rsid="0016fec0" style:font-weight-asian="normal" style:font-weight-complex="normal"/>
    </style:style>
    <style:style style:name="P31" style:family="paragraph" style:parent-style-name="Standard">
      <style:text-properties fo:color="#000000" fo:font-weight="normal" officeooo:paragraph-rsid="0018c1d3" style:font-weight-asian="normal" style:font-weight-complex="normal"/>
    </style:style>
    <style:style style:name="P32" style:family="paragraph" style:parent-style-name="Standard">
      <style:text-properties fo:color="#000000" fo:font-weight="normal" officeooo:paragraph-rsid="001c1e66" style:font-weight-asian="normal" style:font-weight-complex="normal"/>
    </style:style>
    <style:style style:name="P33" style:family="paragraph" style:parent-style-name="Standard">
      <style:text-properties fo:color="#000000" fo:font-weight="normal" officeooo:paragraph-rsid="001c6968" style:font-weight-asian="normal" style:font-weight-complex="normal"/>
    </style:style>
    <style:style style:name="P34" style:family="paragraph" style:parent-style-name="Standard">
      <style:text-properties fo:color="#000000" fo:font-weight="normal" officeooo:paragraph-rsid="001e7377" style:font-weight-asian="normal" style:font-weight-complex="normal"/>
    </style:style>
    <style:style style:name="P35" style:family="paragraph" style:parent-style-name="Standard">
      <style:text-properties fo:color="#000000" fo:font-weight="normal" officeooo:paragraph-rsid="001e8eee" style:font-weight-asian="normal" style:font-weight-complex="normal"/>
    </style:style>
    <style:style style:name="P36" style:family="paragraph" style:parent-style-name="Standard">
      <style:text-properties fo:color="#000000" fo:font-weight="normal" officeooo:paragraph-rsid="001eebfb" style:font-weight-asian="normal" style:font-weight-complex="normal"/>
    </style:style>
    <style:style style:name="P37" style:family="paragraph" style:parent-style-name="Standard">
      <style:text-properties fo:color="#000000" fo:font-weight="normal" officeooo:paragraph-rsid="001f3f9b" style:font-weight-asian="normal" style:font-weight-complex="normal"/>
    </style:style>
    <style:style style:name="P38" style:family="paragraph" style:parent-style-name="Standard">
      <style:text-properties fo:color="#a3238e" fo:font-weight="normal" officeooo:paragraph-rsid="000c9ea7" style:font-weight-asian="normal" style:font-weight-complex="normal"/>
    </style:style>
    <style:style style:name="P39" style:family="paragraph" style:parent-style-name="Standard">
      <style:text-properties fo:color="#a3238e" fo:font-weight="normal" officeooo:paragraph-rsid="000e2ff9" style:font-weight-asian="normal" style:font-weight-complex="normal"/>
    </style:style>
    <style:style style:name="P40" style:family="paragraph" style:parent-style-name="Standard">
      <style:text-properties fo:color="#a3238e" fo:font-weight="normal" officeooo:paragraph-rsid="0010a9db" style:font-weight-asian="normal" style:font-weight-complex="normal"/>
    </style:style>
    <style:style style:name="P41" style:family="paragraph" style:parent-style-name="Standard">
      <style:text-properties fo:color="#a3238e" fo:font-weight="normal" officeooo:paragraph-rsid="001182e7" style:font-weight-asian="normal" style:font-weight-complex="normal"/>
    </style:style>
    <style:style style:name="P42" style:family="paragraph" style:parent-style-name="Standard">
      <style:text-properties fo:color="#a3238e" fo:font-weight="normal" officeooo:paragraph-rsid="0012f1ad" style:font-weight-asian="normal" style:font-weight-complex="normal"/>
    </style:style>
    <style:style style:name="P43" style:family="paragraph" style:parent-style-name="Standard">
      <style:text-properties fo:color="#a3238e" fo:font-weight="normal" officeooo:paragraph-rsid="00148e0c" style:font-weight-asian="normal" style:font-weight-complex="normal"/>
    </style:style>
    <style:style style:name="P44" style:family="paragraph" style:parent-style-name="Standard">
      <style:text-properties fo:color="#a3238e" fo:font-weight="normal" officeooo:paragraph-rsid="0015930f" style:font-weight-asian="normal" style:font-weight-complex="normal"/>
    </style:style>
    <style:style style:name="P45" style:family="paragraph" style:parent-style-name="Standard">
      <style:text-properties fo:color="#a3238e" fo:font-weight="normal" officeooo:paragraph-rsid="0018c1d3" style:font-weight-asian="normal" style:font-weight-complex="normal"/>
    </style:style>
    <style:style style:name="P46" style:family="paragraph" style:parent-style-name="Standard">
      <style:text-properties fo:color="#a3238e" fo:font-weight="normal" officeooo:paragraph-rsid="001c1e66" style:font-weight-asian="normal" style:font-weight-complex="normal"/>
    </style:style>
    <style:style style:name="P47" style:family="paragraph" style:parent-style-name="Standard">
      <style:text-properties fo:color="#a3238e" fo:font-weight="normal" officeooo:paragraph-rsid="001c6968" style:font-weight-asian="normal" style:font-weight-complex="normal"/>
    </style:style>
    <style:style style:name="P48" style:family="paragraph" style:parent-style-name="Standard">
      <style:text-properties fo:color="#a3238e" fo:font-weight="normal" officeooo:paragraph-rsid="001e7377" style:font-weight-asian="normal" style:font-weight-complex="normal"/>
    </style:style>
    <style:style style:name="P49" style:family="paragraph" style:parent-style-name="Standard">
      <style:text-properties fo:color="#a3238e" fo:font-weight="normal" officeooo:paragraph-rsid="001f3f9b" style:font-weight-asian="normal" style:font-weight-complex="normal"/>
    </style:style>
    <style:style style:name="P50" style:family="paragraph" style:parent-style-name="Standard">
      <style:text-properties fo:color="#a3238e" fo:font-weight="normal" officeooo:paragraph-rsid="002a7a13" style:font-weight-asian="normal" style:font-weight-complex="normal"/>
    </style:style>
    <style:style style:name="T1" style:family="text">
      <style:text-properties fo:color="#00aaad"/>
    </style:style>
    <style:style style:name="T2" style:family="text">
      <style:text-properties fo:color="#00aaad" fo:font-weight="normal" style:font-weight-asian="normal" style:font-weight-complex="normal"/>
    </style:style>
    <style:style style:name="T3" style:family="text">
      <style:text-properties fo:color="#a3238e"/>
    </style:style>
    <style:style style:name="T4" style:family="text">
      <style:text-properties fo:color="#a3238e" fo:font-weight="normal" style:font-weight-asian="normal" style:font-weight-complex="normal"/>
    </style:style>
    <style:style style:name="T5" style:family="text">
      <style:text-properties fo:color="#a3238e" officeooo:rsid="0016fec0"/>
    </style:style>
    <style:style style:name="T6" style:family="text">
      <style:text-properties fo:color="#a3238e" officeooo:rsid="001c6968"/>
    </style:style>
    <style:style style:name="T7" style:family="text">
      <style:text-properties fo:color="#a3238e" officeooo:rsid="001c9054"/>
    </style:style>
    <style:style style:name="T8" style:family="text">
      <style:text-properties fo:color="#a3238e" officeooo:rsid="001e8eee"/>
    </style:style>
    <style:style style:name="T9" style:family="text">
      <style:text-properties fo:color="#a3238e" officeooo:rsid="001f3f9b"/>
    </style:style>
    <style:style style:name="T10" style:family="text">
      <style:text-properties fo:color="#a3238e" officeooo:rsid="0024493c"/>
    </style:style>
    <style:style style:name="T11" style:family="text">
      <style:text-properties officeooo:rsid="000cc24b"/>
    </style:style>
    <style:style style:name="T12" style:family="text">
      <style:text-properties fo:color="#000000"/>
    </style:style>
    <style:style style:name="T13" style:family="text">
      <style:text-properties officeooo:rsid="000e2ff9"/>
    </style:style>
    <style:style style:name="T14" style:family="text">
      <style:text-properties officeooo:rsid="000fc6fd"/>
    </style:style>
    <style:style style:name="T15" style:family="text">
      <style:text-properties officeooo:rsid="00148e0c"/>
    </style:style>
    <style:style style:name="T16" style:family="text">
      <style:text-properties officeooo:rsid="0016fec0"/>
    </style:style>
    <style:style style:name="T17" style:family="text">
      <style:text-properties officeooo:rsid="0018c1d3"/>
    </style:style>
    <style:style style:name="T18" style:family="text">
      <style:text-properties officeooo:rsid="001c1e66"/>
    </style:style>
    <style:style style:name="T19" style:family="text">
      <style:text-properties officeooo:rsid="001e8eee"/>
    </style:style>
    <style:style style:name="T20" style:family="text">
      <style:text-properties officeooo:rsid="001f3f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">created</text:span> <text:span text:style-name="T3">used</text:span></text:p>
      <text:p text:style-name="P17"><text:span text:style-name="T3"/></text:p>
      <text:p text:style-name="P17"><text:span text:style-name="T3"/></text:p>
      <text:p text:style-name="P21">packages/library</text:p>
      <text:p text:style-name="P22">/data/public/cschmalo/anaconda3/bin/activate </text:p>
      <text:p text:style-name="P18"><text:span text:style-name="T3"/></text:p>
      <text:p text:style-name="P17"><text:span text:style-name="T3"/></text:p>
      <text:p text:style-name="P20"><text:span text:style-name="T11">data/predictors</text:span></text:p>
      <text:p text:style-name="P19">scripts/01_downloadAndPrep/01b_prepareRefGenome.sh <text:span text:style-name="T1">data/procData/gencode.v36lift37.annotation.codingonly.gtf</text:span></text:p>
      <text:p text:style-name="P19"><text:span text:style-name="T1">data/procData/gencode.v36lift37.annotation.codingonly.bed</text:span></text:p>
      <text:p text:style-name="P19">scripts/01_downloadAndPrep/01c_prepareChrLengths.R</text:p>
      <text:p text:style-name="P4">data/procData/chrLengths.RData</text:p>
      <text:p text:style-name="P19">scripts/01_downloadAndPrep/01d_prepareExome.R</text:p>
      <text:p text:style-name="P4">data/procData/gtf_genes.RData</text:p>
      <text:p text:style-name="P4">data/procData/gtf_exons.RData</text:p>
      <text:p text:style-name="P4">data/procData/codExons.RData</text:p>
      <text:p text:style-name="P19"><text:span text:style-name="T1">data/procData/codExons.gtf</text:span></text:p>
      <text:p text:style-name="P25">scripts/01_downloadAndPrep/01e_prepareBins.R</text:p>
      <text:p text:style-name="P6">paste0("data/rdata/", size, "_allChrs.RData"))</text:p>
      <text:p text:style-name="P4">paste0("data/procData/", size, "_allChrs.bed")</text:p>
      <text:p text:style-name="P23">scripts/01_downloadAndPrep/01f_prepareCentroTelomere.R</text:p>
      <text:p text:style-name="P4"><text:span text:style-name="T3">data/procData/chrLengths.RData</text:span></text:p>
      <text:p text:style-name="P4">data/predictors/telomeres.RData</text:p>
      <text:p text:style-name="P2">data/predictors/centromeres.RData</text:p>
      <text:p text:style-name="P23">scripts/01_downloadAndPrep/02b_expression.R </text:p>
      <text:p text:style-name="P2">paste0("data/predictors/GTEx_expression/", tissue ".RData")</text:p>
      <text:p text:style-name="P3">paste0("data/predictors/cancerExpression/", <text:span text:style-name="T11">tissue ".RData")</text:span></text:p>
      <text:p text:style-name="P3">paste0("data/predictors/TCGAnormals_expression/", tissue ".RData")</text:p>
      <text:p text:style-name="P39"><text:span text:style-name="T12">scripts/01_downloadAndPrep/03b_gtexEQTLs.R</text:span></text:p>
      <text:p text:style-name="P3">paste0("data/predictors/GTEx_eQTL/", tissue, ".RData")</text:p>
      <text:p text:style-name="P1">paste0("data/predictors/GTEx_eQTL/", tissue, "_slope.RData")</text:p>
      <text:p text:style-name="P24">scripts/01_downloadAndPrep/04b_nonB-DB.R</text:p>
      <text:p text:style-name="P4"><text:span text:style-name="T3">data/procData/chrLengths.RData</text:span></text:p>
      <text:p text:style-name="P4">paste0("data/predictors/nonB/", type, ".RData")</text:p>
      <text:p text:style-name="P24">scripts/01_downloadAndPrep/05b_DNAmethylation.R:</text:p>
      <text:p text:style-name="P3">paste0("data/predictors/methylation/", tissue ".RData")</text:p>
      <text:p text:style-name="P24">scripts/01_downloadAndPrep/06_UCSCtracks_repeatMasker_TRF_consensusExcl.R</text:p>
      <text:p text:style-name="P40">data/procData/chrLengths.RData</text:p>
      <text:p text:style-name="P5">data/predictors/hg19.repeatMasker.UCSC.RData</text:p>
      <text:p text:style-name="P1">data/predictors/hg19.trf.RData</text:p>
      <text:p text:style-name="P1">data/predictors/wgEncodeDacMapabilityConsensusExcludable.RData</text:p>
      <text:p text:style-name="P1">data/predictors/wgEncodeRegTfbsClusteredWithCellsV3.RData</text:p>
      <text:p text:style-name="P1">data/predictors/wgEncodeRegTfbsClusteredWithCellsV3_ETS.RData</text:p>
      <text:p text:style-name="P24">scripts/01_downloadAndPrep/07b_DNAbinding.R: </text:p>
      <text:p text:style-name="P3"><text:span text:style-name="T13">paste0(</text:span>data/predictors/DNAbinding/", target, "_", tissue, ".bigWig")</text:p>
      <text:p text:style-name="P24">scripts/01_downloadAndPrep/08d_replication.R<text:span text:style-name="T3"> </text:span></text:p>
      <text:p text:style-name="P3">paste0("data/predictors/replication/", <text:span text:style-name="T13">celline, “_”, Peaks/Valleys, “.RData”)</text:span></text:p>
      <text:p text:style-name="P3">paste0("data/predictors/replication/", <text:span text:style-name="T13">celline, “_WaveSignal.bigWig”)</text:span></text:p>
      <text:p text:style-name="P24">scripts/01_downloadAndPrep/09d_Hic.R:</text:p>
      <text:p text:style-name="P3">paste0("data/predictors/HiC_Encode/", tissue,"_ints.RData")</text:p>
      <text:p text:style-name="P4">paste0("data/predictors/HiC_Encode/", tissue,"_<text:span text:style-name="T14">comp</text:span>.RData")</text:p>
      <text:p text:style-name="P25"><text:soft-page-break/>scripts/01_downloadAndPrep/10b_DNAaccessibility.R</text:p>
      <text:p text:style-name="P4">data/predictors/wgEncodeRegDnaseClusteredV3.RData</text:p>
      <text:p text:style-name="P1"><text:span text:style-name="T14">paste0(</text:span>" data/predictors/DNAaccessibility/",<text:span text:style-name="T14">tissue,".bigWig")</text:span></text:p>
      <text:p text:style-name="P1"/>
      <text:p text:style-name="P1"/>
      <text:p text:style-name="P26">scripts/02_prepareMutations/01_prepareExons.sh</text:p>
      <text:p text:style-name="P40">data/procData/codExons.gtf </text:p>
      <text:p text:style-name="P1">data/procData/codExons.withsequences.bed</text:p>
      <text:p text:style-name="P26">scripts/02_prepareMutations/02a_preparePanCanMuts.R</text:p>
      <text:p text:style-name="P40">data/procData/codExons.RData</text:p>
      <text:p text:style-name="P38">data/procData/codExons.withsequences.bed</text:p>
      <text:p text:style-name="P7">paste0("data/procData/", tissue, "/Muts.bed")</text:p>
      <text:p text:style-name="P7">save(submuts, file = paste0("data/rdata/", tissue, "/submuts.RData")</text:p>
      <text:p text:style-name="P1">paste0("data/rdata/", tissue, "/TNs.RData")</text:p>
      <text:p text:style-name="P7">paste0("data/rdata/", tissue, "/Muts.RData")</text:p>
      <text:p text:style-name="P7">data/rdata/nPerTissue.RData</text:p>
      <text:p text:style-name="P28">scripts/02_prepareMutations/02b_preparePanCanMuts_downsampled.R</text:p>
      <text:p text:style-name="P42">data/procData/codExons.RData</text:p>
      <text:p text:style-name="P42">data/procData/codExons.withsequences.bed</text:p>
      <text:p text:style-name="P9">paste0("data/rdata/", tissue, "/submuts_subsampled.RData")</text:p>
      <text:p text:style-name="P7">paste0("data/rdata/", tissue, "/TNs_subsampled.RData")</text:p>
      <text:p text:style-name="P7">paste0("data/rdata/", tissue, "/Muts_subsampled.RData")</text:p>
      <text:p text:style-name="P1">paste0("data/procData/", tissue, "/Muts_subsampled.bed")</text:p>
      <text:p text:style-name="P28">scripts/02_prepareMutations/03a_wholeExomePositions.R</text:p>
      <text:p text:style-name="P42">data/procData/codExons.RData</text:p>
      <text:p text:style-name="P9">data/rdata/exomeMuts.RData</text:p>
      <text:p text:style-name="P9">paste0("data/rdata/exomeMuts/exomeMuts_part",i,".RData")</text:p>
      <text:p text:style-name="P8">data/procData/exomeMuts.bed</text:p>
      <text:p text:style-name="P8">paste0("data/procData/exomeMuts/exomeMuts_part",i,".bed")</text:p>
      <text:p text:style-name="P28">scripts/02_prepareMutations/03b_chr1arm_allMuts.R</text:p>
      <text:p text:style-name="P9"><text:span text:style-name="T3">data/procData/codExons.RData</text:span></text:p>
      <text:p text:style-name="P9">data/rdata/Chr1_allPos.RData</text:p>
      <text:p text:style-name="P9">data/procData/Chr1_allPos.bed</text:p>
      <text:p text:style-name="P9">paste0("data/procData/Chr1arm/Chr1arm_allPos_part",i,".bed")</text:p>
      <text:p text:style-name="P9">paste0("data/rdata/Chr1arm/Chr1arm_allPos_part",i,".RData")</text:p>
      <text:p text:style-name="P27">scripts/02_prepareMutations/04_validationMuts_allTissues.R</text:p>
      <text:p text:style-name="P41">data/procData/codExons.RData</text:p>
      <text:p text:style-name="P41">data/procData/codExons.withsequences.bed</text:p>
      <text:p text:style-name="P8">paste0("data/procData/", tissue, "/mutData_validation.bed")</text:p>
      <text:p text:style-name="P8">paste0("data/procData/", tissue, "/mutData_validation_GTEx.bed")</text:p>
      <text:p text:style-name="P1">paste0("data/procData/", tissue, "/mutData_validation_Moore.bed")</text:p>
      <text:p text:style-name="P1">paste0("data/procData/", tissue, "/mutData_validation_Li.bed")</text:p>
      <text:p text:style-name="P9">paste0("data/rdata/", tissue, "/mutData_validation.RData"))</text:p>
      <text:p text:style-name="P9">paste0("data/rdata/", tissue, "/mutData_validation_GTEx.RData"))</text:p>
      <text:p text:style-name="P9">paste0("data/rdata/", tissue, "/mutData_validation_Moore.RData")</text:p>
      <text:p text:style-name="P1">paste0("data/rdata/", tissue, "/mutData_validation_Li.RData")</text:p>
      <text:p text:style-name="P7"/>
      <text:p text:style-name="P7"/>
      <text:p text:style-name="P29"><text:span text:style-name="T15">s</text:span>cripts/03_mapPredictors/01_mapTrainingData.R: <text:s text:c="23"/></text:p>
      <text:p text:style-name="P43">paste0("data/procData/", tissue, "/Muts.bed")</text:p>
      <text:p text:style-name="P11"><text:span text:style-name="T3">paste0("data/rdata/", tissue, "/Muts.RData")</text:span></text:p>
      <text:p text:style-name="P11">paste0("data/procData/traindata/traindata_", tissue, ".RData")</text:p>
      <text:p text:style-name="P43"><text:soft-page-break/>paste0("data/procData/traindata/traindata_", tissue, ".RData")</text:p>
      <text:p text:style-name="P10">paste0("data/procData/traindata/traindata_processed_",tissue, ".RData")</text:p>
      <text:p text:style-name="P29">scripts/03_mapPredictors/02_mapTrainingData_Crosstissue.R: <text:s text:c="5"/></text:p>
      <text:p text:style-name="P43">paste0("data/rdata/", muttissue, "/Muts.RData")</text:p>
      <text:p text:style-name="P43">paste0("data/procData/", muttissue, "/Muts.bed")</text:p>
      <text:p text:style-name="P10">paste0("data/procData/traindata_crosstissue/traindata_crosstissue_",muttissue, "With",predtissue,"Preds", ".RData")</text:p>
      <text:p text:style-name="P10">paste0("data/procData/traindata_crosstissue/traindata_crosstissue_",muttissue, "With",predtissue,"Preds_processed", ".RData")</text:p>
      <text:p text:style-name="P29">scripts/03_mapPredictors/03_mapTrainingData_subsampled.R</text:p>
      <text:p text:style-name="P43">paste0("data/rdata/", tissue, "/Muts_subsampled.RData")</text:p>
      <text:p text:style-name="P43">paste0("data/procData/", tissue, "/Muts_subsampled.bed")</text:p>
      <text:p text:style-name="P10">paste0("data/procData/traindata/traindata_", tissue, "_subsampled.RData")</text:p>
      <text:p text:style-name="P10">paste0("data/procData/traindata/traindata_processed_",tissue, "_subsampled.RData")</text:p>
      <text:p text:style-name="P37">scripts/03_mapPredictors/04a_wholeExomePositions.R </text:p>
      <text:p text:style-name="P37"><text:span text:style-name="T3">paste0("data/procData/exomeMuts/exomeMuts_part",i,".bed")</text:span></text:p>
      <text:p text:style-name="P37"><text:span text:style-name="T3">paste0("data/rdata/exomeMuts/exomeMuts_part",i,".RData")</text:span></text:p>
      <text:p text:style-name="P16">paste0("data/procData/exomeMuts<text:span text:style-name="T20">/</text:span>exomeMuts_part",i,"_", tissue, ".RData")</text:p>
      <text:p text:style-name="P29">scripts/03_mapPredictors/04b_wholeExomePositions_postprocessing.R <text:span text:style-name="T3">paste0("data/rdata/exomeMuts_part",i,".RData")</text:span></text:p>
      <text:p text:style-name="P49">paste0("data/procData/exomeMuts/exomeMuts_part",i,"_none.RData")</text:p>
      <text:p text:style-name="P16">paste0("data/procData/exomeMuts<text:span text:style-name="T20">/</text:span>exomeMuts_part",i,"_",tissue,"_processed.RData")</text:p>
      <text:p text:style-name="P29">scripts/03_mapPredictors/05_mapTrainingData_healthyTissues.R</text:p>
      <text:p text:style-name="P43">paste0("data/procData/", tissue, "/mutData_validation.bed")</text:p>
      <text:p text:style-name="P11"><text:span text:style-name="T3">paste0("data/rdata/", tissue, "/mutData_validation.RData")</text:span></text:p>
      <text:p text:style-name="P11">paste0("data/procData/validationData_", tissue, ".RData")</text:p>
      <text:p text:style-name="P10">paste0("data/procData/validationData_processed_", tissue, ".RData")</text:p>
      <text:p text:style-name="P43">paste0("data/procData/", tissue, "/mutData_validation_GTEx.bed"<text:span text:style-name="T18">)</text:span></text:p>
      <text:p text:style-name="P44">paste0("data/rdata/", tissue, "/mutData_validation_GTEx.RData")</text:p>
      <text:p text:style-name="P10">paste0("data/procData/validationData_GTEx_", tissue, ".RData")</text:p>
      <text:p text:style-name="P10">paste0("data/procData/validationData_GTEx_processed_", tissue, ".RData")</text:p>
      <text:p text:style-name="P43">paste0("data/procData/", tissue, "/mutData_validation_Moore.bed"<text:span text:style-name="T18">)</text:span></text:p>
      <text:p text:style-name="P11"><text:span text:style-name="T3">paste0("data/rdata/", tissue, "/mutData_validation_Moore.RData")</text:span></text:p>
      <text:p text:style-name="P11">paste0("data/procData/validationData_Moore_", tissue, ".RData")</text:p>
      <text:p text:style-name="P10">paste0("data/procData/validationData_Moore_processed_", tissue, ".RData")</text:p>
      <text:p text:style-name="P29"><text:span text:style-name="T3">paste0("data/procData/", tissue, "/mutData_validation_Li.bed"</text:span><text:span text:style-name="T5">)</text:span></text:p>
      <text:p text:style-name="P12"><text:span text:style-name="T3">paste0("data/rdata/", tissue, "/mutData_validation_Li.RData")</text:span></text:p>
      <text:p text:style-name="P12">paste0("data/procData/validationData_Li_", tissue, ".RData")</text:p>
      <text:p text:style-name="P10">paste0("data/procData/validationData_Li_processed_", tissue, ".RData")</text:p>
      <text:p text:style-name="P30">scripts/03_mapPredictors/chr1arm_allMuts.R: <text:s text:c="26"/></text:p>
      <text:p text:style-name="P30"><text:span text:style-name="T3">paste0("data/rdata/Chr1arm/Chr1arm_allPos_part",i,".RData")</text:span></text:p>
      <text:p text:style-name="P30"><text:span text:style-name="T3">paste0("data/procData/Chr1arm/Chr1arm_allPos_part",i,".bed")</text:span></text:p>
      <text:p text:style-name="P10">paste0("data/procData/Chr1arm/Chr1arm_allPos_part",i,"_", tissue, ".RData")</text:p>
      <text:p text:style-name="P10">paste0("data/procData/Chr1arm/Chr1arm_allPos_part",i,"_", tissue,"_processed.RData"<text:span text:style-name="T16">)</text:span></text:p>
      <text:p text:style-name="P7"/>
      <text:p text:style-name="P28"/>
      <text:p text:style-name="P28"/>
      <text:p text:style-name="P28"/>
      <text:p text:style-name="P28"/>
      <text:p text:style-name="P29"/>
      <text:p text:style-name="P31">scripts/04_trainmodels/01_RF.R:</text:p>
      <text:p text:style-name="P45">paste0("data/procData/traindata/traindata_processed_",tissue, ".RData")</text:p>
      <text:p text:style-name="P13"><text:soft-page-break/>paste0("data/rdata/RFmodel/", tissue, "_", cr, ".RData")</text:p>
      <text:p text:style-name="P13"><text:span text:style-name="T17">pa</text:span>ste0("data/rdata/RFmodel/", tissue,"_importances.RData")</text:p>
      <text:p text:style-name="P13">paste0("data/rdata/RFmodel/", tissue,"_predictions.RData"<text:span text:style-name="T17">)</text:span></text:p>
      <text:p text:style-name="P13">paste0("data/rdata/RFmodel/", tissue, "_", cr, "_impcorr.RData"<text:span text:style-name="T17">)</text:span></text:p>
      <text:p text:style-name="P13">paste0("data/rdata/RFmodel/", tissue,"_importances_impcorr.RData"<text:span text:style-name="T17">)</text:span></text:p>
      <text:p text:style-name="P31">scripts/04_trainmodels/02_RF_pvals_manual.R</text:p>
      <text:p text:style-name="P45">paste0("data/procData/traindata/traindata_processed_",tissue, ".RData")</text:p>
      <text:p text:style-name="P13">paste0("data/rdata/RFmodel/",tissue, "_subDataForPvals.RData"<text:span text:style-name="T17">)</text:span></text:p>
      <text:p text:style-name="P13">paste0("data/rdata/RFmodel/", tissue,"_RFonSubDataForPvals.RData"<text:span text:style-name="T17">)</text:span></text:p>
      <text:p text:style-name="P13">paste0("data/rdata/RFmodel/permutations/", tissue, "/perm_",i,".RData")</text:p>
      <text:p text:style-name="P31">scripts/04_trainmodels/02_RF_pvals.R: <text:s text:c="2"/></text:p>
      <text:p text:style-name="P45">paste0("data/procData/traindata/traindata_processed_",tissue, ".RData")</text:p>
      <text:p text:style-name="P13">paste0("data/rdata/RFmodel/",tissue, "_subDataForPvals.RData")</text:p>
      <text:p text:style-name="P13">paste0("data/rdata/RFmodel/", tissue, "_", cr, "_impcorr.RData")</text:p>
      <text:p text:style-name="P13">paste0("data/rdata/RFmodel/", tissue,"_importances_impcorr.RData")</text:p>
      <text:p text:style-name="P13">paste0("data/rdata/RFmodel/", tissue, "_RFforPvals.RData"))</text:p>
      <text:p text:style-name="P13">paste0("data/rdata/RFmodel/", tissue,"_pvals.RData")</text:p>
      <text:p text:style-name="P31">scripts/04_trainmodels/03_glm.R:</text:p>
      <text:p text:style-name="P45">paste0("data/procData/traindata/traindata_processed_", tissue, ".RData")</text:p>
      <text:p text:style-name="P13">paste0("data/rdata/GLMmodel/", tissue, "_", cr, ".RData")</text:p>
      <text:p text:style-name="P13">paste0("data/rdata/GLMmodel/", tissue,"_importances.RData")</text:p>
      <text:p text:style-name="P13">paste0("data/rdata/GLMmodel/", tissue,"_predictions.RData")</text:p>
      <text:p text:style-name="P13">paste0("data/rdata/GLMmodel/", tissue,"_pvals.RData")</text:p>
      <text:p text:style-name="P31">scripts/04_trainmodels/04_RF_subsampled.R</text:p>
      <text:p text:style-name="P45">paste0("data/procData/traindata/traindata_processed_",tissue, "_subsampled.RData")</text:p>
      <text:p text:style-name="P13">paste0("data/rdata/RFmodel/", tissue, "_subsampled_", cr, ".RData")</text:p>
      <text:p text:style-name="P13">paste0("data/rdata/RFmodel/", tissue, "_importances_subsampled.RData")</text:p>
      <text:p text:style-name="P13">paste0("data/rdata/RFmodel/", tissue,"_predictions_subsampled.RData")</text:p>
      <text:p text:style-name="P13">paste0("data/rdata/RFmodel/", tissue, "_subsampled_", cr, "_impcorr.RData"))</text:p>
      <text:p text:style-name="P13">paste0("data/rdata/RFmodel/", tissue,"_importances_impcorr_subsampled.RData")</text:p>
      <text:p text:style-name="P31">scripts/04_trainmodels/05_sequenceContext.R:</text:p>
      <text:p text:style-name="P45">data/rdata/exomeMuts.RData</text:p>
      <text:p text:style-name="P13">data/rdata/chrFreqs.RData</text:p>
      <text:p text:style-name="P13">data/rdata/context_pPerChr.RData</text:p>
      <text:p text:style-name="P13">paste0("data/rdata/contextPred_", tissue,"_chr1_part",i,".RData")</text:p>
      <text:p text:style-name="P45">data/procData/codExons.RData</text:p>
      <text:p text:style-name="P10">data/procData/exomeMuts.bed</text:p>
      <text:p text:style-name="P43">paste0("data/procData/traindata/traindata_", tissue, ".RData")</text:p>
      <text:p text:style-name="P43">paste0("data/procData/Chr1arm/Chr1arm_allPos_part",i,"_",tissue,"_processed.RData")</text:p>
      <text:p text:style-name="P43">paste0("data/procData/Chr1arm/Chr1arm_allPos_part",i,"_", tissue, ".RData")</text:p>
      <text:p text:style-name="P43">paste0("data/procData/Chr1arm/Chr1arm_predictions_part",i,"_", tissue, ".RData"</text:p>
      <text:p text:style-name="P10">paste0("data/procData/Chr1arm/Chr1arm_combinedPredictions_", tissue, ".RData")</text:p>
      <text:p text:style-name="P10">data/procData/Chr1arm/Chr1arm_performance.RData</text:p>
      <text:p text:style-name="P29"/>
      <text:p text:style-name="P29"/>
      <text:p text:style-name="P32">scripts/05_analysis/01a_modelEvaluation.R: <text:s text:c="2"/></text:p>
      <text:p text:style-name="P46">paste0("data/procData/traindata/traindata_processed_",tissue, ".RData")</text:p>
      <text:p text:style-name="P46">paste0("data/procData/traindata/traindata_", tissue, ".RData")</text:p>
      <text:p text:style-name="P29">scripts/05_analysis/02a_RF_crossTissueApplication.R: <text:s/><text:span text:style-name="T3">paste0("data/procData/traindata/traindata_processed_", </text:span><text:span text:style-name="T6">tissue</text:span><text:span text:style-name="T3">, ".RData")</text:span></text:p>
      <text:p text:style-name="P35">scripts/05_analysis/02b_RF_crossTissueApplication_subsampled.R: <text:s text:c="2"/><text:span text:style-name="T3">paste0("data/procData/traindata/traindata_processed_", </text:span><text:span text:style-name="T7">tissue</text:span><text:span text:style-name="T3">, "_subsampled.RData")</text:span></text:p>
      <text:p text:style-name="P35"><text:soft-page-break/><text:span text:style-name="T3">paste0("data/procData/traindata/traindata_processed_", </text:span><text:span text:style-name="T7">tissue</text:span><text:span text:style-name="T3">, ".RData")</text:span></text:p>
      <text:p text:style-name="P29">scripts/05_analysis/02c_RF_crossTissueApplication_dataReplacement.R: <text:s text:c="8"/><text:span text:style-name="T3">paste0("data/procData/traindata/traindata_processed_", muttissue, ".RData") paste0("data/procData/traindata</text:span><text:span text:style-name="T10">_crosstissue</text:span><text:span text:style-name="T3">/traindata_crosstissue_", <text:s/></text:span><text:span text:style-name="T8">tissue1</text:span><text:span text:style-name="T3">,"With",</text:span><text:span text:style-name="T8">tissue2</text:span><text:span text:style-name="T3">,"Preds_processed", ".RData"))</text:span></text:p>
      <text:p text:style-name="P29">scripts/05_analysis/02d_RF_crossTissueApplication_context.R: <text:s text:c="2"/><text:span text:style-name="T3">paste0("data/procData/traindata/traindata_processed_", tissue2predict, ".RData")</text:span></text:p>
      <text:p text:style-name="P29">scripts/05_analysis/02e_RF_crossTissueApplication_trimers.R: <text:s text:c="2"/><text:span text:style-name="T3">paste0("data/procData/traindata/traindata_processed_", tissue2predict, ".RData")</text:span></text:p>
      <text:p text:style-name="P33">scripts/05_analysis/03_sequenceContext.R</text:p>
      <text:p text:style-name="P47">data/procData/Chr1arm/Chr1arm_performance.RData paste0("data/procData/Chr1arm/Chr1arm_combinedPredictions_", tissue, ".RData"<text:span text:style-name="T19">)</text:span></text:p>
      <text:p text:style-name="P33"><text:span text:style-name="T1">data/procData/Chr1arm/Chr1arm_scoreCombinationPerfs.RData</text:span></text:p>
      <text:p text:style-name="P33">scripts/05_analysis/04_wholeChromosomeVisualization.R:l</text:p>
      <text:p text:style-name="P50">paste0("data/procData/Chr1arm/Chr1arm_allPos_part",i,"_",tissue,"_processed.RData")</text:p>
      <text:p text:style-name="P33">scripts/05_analysis/chr1_predictions.R: <text:s text:c="5"/></text:p>
      <text:p text:style-name="P47">paste0("data/procData/Chr1arm_allPos_part",i,"_", tissue,"_processed.RData")</text:p>
      <text:p text:style-name="P47">paste0("data/procData/Chr1arm_allPos_part",i,"_", tissue, ".RData")</text:p>
      <text:p text:style-name="P14">paste0("data/procData/Chr1arm_predictions_part",i,"_", tissue, ".RData")</text:p>
      <text:p text:style-name="P29"/>
      <text:p text:style-name="P29"/>
      <text:p text:style-name="P29"/>
      <text:p text:style-name="P33">scripts/05_analysis/01a_modelEvaluation.R: <text:s text:c="2"/>l</text:p>
      <text:p text:style-name="P47">paste0("data/rdata/RFmodel/", tissue,"_predictions.RData")</text:p>
      <text:p text:style-name="P14">data/rdata/RFmodel/predPerTissueRF.RData</text:p>
      <text:p text:style-name="P47">paste0("data/rdata/GLMmodel/", tissue,"_predictions.RData")</text:p>
      <text:p text:style-name="P14">data/rdata/GLMmodel/predPerTissueGLM.RData</text:p>
      <text:p text:style-name="P14">data/rdata/dataInfos.RData</text:p>
      <text:p text:style-name="P14">data/rdata/RFmodel/ROC_PR_RF_perChr.RData</text:p>
      <text:p text:style-name="P14">data/rdata/RFmodel/ROC_PR_RF_concat.RData</text:p>
      <text:p text:style-name="P14">data/rdata/GLMmodel/ROC_PR_glm_perChr.RData</text:p>
      <text:p text:style-name="P14">data/rdata/GLMmodel/ROC_PR_glm_concat.RData</text:p>
      <text:p text:style-name="P47">paste0("data/rdata/RFmodel/", tissue, "_importances.RData")</text:p>
      <text:p text:style-name="P47">paste0("data/rdata/RFmodel/", tissue,"_importances_impcorr.RData")</text:p>
      <text:p text:style-name="P14">data/rdata/RFmodel/RF_impsAndPvals.RData</text:p>
      <text:p text:style-name="P47">paste0("data/rdata/GLMmodel/", tissue, "_importances.RData")</text:p>
      <text:p text:style-name="P47">paste0("data/rdata/GLMmodel/", tissue,"_pvals.RData")</text:p>
      <text:p text:style-name="P14">data/rdata/GLMmodel/GLM_impsAndPvals.RData</text:p>
      <text:p text:style-name="P33">scripts/05_analysis/02a_RF_crossTissueApplication.R</text:p>
      <text:p text:style-name="P48">data/rdata/dataInfos.RData</text:p>
      <text:p text:style-name="P15">data/rdata/RFperformanceCrossTissue.RData</text:p>
      <text:p text:style-name="P33"><text:span text:style-name="T3">paste0("data/rdata/RFmodel/", predictingTissue, "_", cr, ".RData")</text:span></text:p>
      <text:p text:style-name="P33"><text:span text:style-name="T1">data/rdata/RFperformanceCrossTissue_subsampledTestData.RData</text:span></text:p>
      <text:p text:style-name="P10">data/rdata/RFperformanceCrossTissue_subsampledTrainData.RData</text:p>
      <text:p text:style-name="P33">scripts/05_analysis/02b_RF_crossTissueApplication_subsampled.R: <text:s text:c="5"/><text:span text:style-name="T3">paste0("data/rdata/RFmodel/", predictingTissue, "_subsampled_", cr, ".RData")</text:span></text:p>
      <text:p text:style-name="P14">data/rdata/CrossTissue_subTrain.RData</text:p>
      <text:p text:style-name="P47">paste0("data/rdata/RFmodel/", predictingTissue,"_", cr, ".RData")</text:p>
      <text:p text:style-name="P14">data/rdata/CrossTissue_subTest.RData</text:p>
      <text:p text:style-name="P14">data/rdata/CrossTissue_subBoth.RData</text:p>
      <text:p text:style-name="P47">data/rdata/dataInfos.RData</text:p>
      <text:p text:style-name="P34"><text:soft-page-break/>scripts/05_analysis/02c_RF_crossTissueApplication_dataReplacement.R: <text:s text:c="2"/><text:span text:style-name="T3">data/rdata/dataInfos.RData</text:span></text:p>
      <text:p text:style-name="P48">paste0("data/rdata/RFmodel/", muttissue, "_",cr, ".RData")</text:p>
      <text:p text:style-name="P14">data/rdata/CrossTissuePreds.RData</text:p>
      <text:p text:style-name="P14">data/rdata/RFCrossTissueMuts.RData</text:p>
      <text:p text:style-name="P47">data/rdata/RFperformanceCrossTissue.RData</text:p>
      <text:p text:style-name="P33">scripts/05_analysis/02d_RF_crossTissueApplication_context.R: <text:s text:c="11"/><text:span text:style-name="T3">paste0("data/rdata/RFmodel/", predictingTissue,"_", cr, ".RData")</text:span></text:p>
      <text:p text:style-name="P14">paste0("data/rdata/CrossTissue_testRef", base, ".RData")</text:p>
      <text:p text:style-name="P14">paste0("data/rdata/RFmodel/", predictingTissue,"_", cr, "_ref", base,".RData")</text:p>
      <text:p text:style-name="P14">paste0("data/rdata/CrossTissue_trainRef", base, ".RData")</text:p>
      <text:p text:style-name="P14">paste0("data/rdata/CrossTissue_bothRef", base, ".RData")</text:p>
      <text:p text:style-name="P36">scripts/05_analysis/02e_RF_crossTissueApplication_trimers.R: <text:s text:c="8"/></text:p>
      <text:p text:style-name="P36"><text:span text:style-name="T3">paste0("data/rdata/RFmodel/", predictingTissue, "_", cr, ".RData")</text:span></text:p>
      <text:p text:style-name="P14">data/rdata/crossTissue_testTrimer.RData</text:p>
      <text:p text:style-name="P14">paste0("data/rdata/RFmodel/", <text:span text:style-name="T19">tissue</text:span>,"_", trimer<text:span text:style-name="T19">1</text:span>, "_",trimer<text:span text:style-name="T19">2</text:span>,"_chr1and2.RData"))</text:p>
      <text:p text:style-name="P14">data/rdata/crossTissue_trainTrimer.RData</text:p>
      <text:p text:style-name="P14">data/rdata/crossTissue_bothTrimer.RData</text:p>
      <text:p text:style-name="P33">scripts/05_analysis/04_wholeChromosomeVisualization.R:</text:p>
      <text:p text:style-name="P47">paste0("data/rdata/contextPred_", tissue,"_chr1_part",i,".RData")</text:p>
      <text:p text:style-name="P33">scripts/05_analysis/chr1_predictions.R: <text:s text:c="2"/></text:p>
      <text:p text:style-name="P33"><text:span text:style-name="T3">paste0("data/rdata/RFmodel/", tissue, "_", "chr1.RData"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7T10:18:55.226650788</meta:creation-date>
    <dc:date>2021-11-17T16:10:17.925133214</dc:date>
    <meta:editing-duration>PT52M19S</meta:editing-duration>
    <meta:editing-cycles>10</meta:editing-cycles>
    <meta:generator>LibreOffice/5.4.7.2$Linux_X86_64 LibreOffice_project/40$Build-2</meta:generator>
    <meta:document-statistic meta:table-count="0" meta:image-count="0" meta:object-count="0" meta:page-count="6" meta:paragraph-count="247" meta:word-count="516" meta:character-count="14218" meta:non-whitespace-character-count="13826"/>
  </office:meta>
</office:document-meta>
</file>